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66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ffffff" style:font-name="Arial" fo:font-size="28pt" fo:text-shadow="1pt 1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Liberation Sans Narrow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5" style:family="paragraph">
      <style:paragraph-properties fo:margin-left="1.27cm" fo:margin-right="0cm" fo:margin-top="0cm" fo:margin-bottom="0cm" fo:line-height="100%" fo:text-align="center" fo:text-indent="-1.27cm" style:text-autospace="none" style:writing-mode="lr-tb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 style:writing-mode="lr-tb"/>
      <style:text-properties fo:color="#000000" style:font-name="Liberation Sans Narrow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 style:writing-mode="lr-tb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50%" fo:text-indent="-1.27cm" style:text-autospace="none"/>
      <style:text-properties fo:color="#ffffff" style:font-name="Arial" fo:font-size="32pt" fo:text-shadow="1pt 1pt" style:font-size-asian="32pt" style:font-size-complex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Liberation Sans Narrow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font-name="Liberation Sans Narrow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Liberation Sans Narrow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000000" style:font-name="Liberation Sans Narrow" fo:font-size="34pt" fo:text-shadow="none" fo:font-weight="bold" style:font-name-asian="Segoe UI" style:font-size-asian="34pt" style:font-weight-asian="bold" style:font-name-complex="Segoe UI" style:font-size-complex="34pt" style:font-weight-complex="bold"/>
    </style:style>
    <style:style style:name="T6" style:family="text">
      <style:text-properties fo:color="#000000" style:font-name="Liberation Sans Narrow" fo:font-size="35pt" fo:text-shadow="none" fo:font-weight="bold" style:font-name-asian="Segoe UI" style:font-size-asian="35pt" style:font-weight-asian="bold" style:font-name-complex="Segoe UI" style:font-size-complex="35pt" style:font-weight-complex="bold"/>
    </style:style>
    <style:style style:name="T7" style:family="text">
      <style:text-properties fo:color="#ffffff" style:font-name="Arial" fo:font-size="32pt" fo:text-shadow="1pt 1pt" style:font-name-asian="Segoe UI" style:font-size-asian="32pt" style:font-name-complex="Segoe UI" style:font-size-complex="32pt"/>
    </style:style>
    <style:style style:name="T8" style:family="text">
      <style:text-properties fo:color="#000000" style:font-name="Arial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9" style:family="text">
      <style:text-properties fo:color="#000000" style:font-name="Arial" fo:font-size="16pt" fo:text-shadow="none" fo:font-weight="bold" style:font-name-asian="Segoe UI" style:font-size-asian="16pt" style:font-weight-asian="bold" style:font-name-complex="Segoe UI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03cm" svg:x="1.546cm" svg:y="0.609cm">
          <draw:text-box>
            <text:p text:style-name="P1"><text:span text:style-name="T1">HYMN #510</text:span></text:p>
            <text:p text:style-name="P1"><text:span text:style-name="T2">“</text:span><text:span text:style-name="T2">A Multitude Comes from the East and the West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>
        <draw:frame draw:style-name="gr3" draw:text-style-name="P4" draw:layer="layout" svg:width="24.892cm" svg:height="7.779cm" svg:x="1.492cm" svg:y="0.857cm">
          <draw:text-box>
            <text:p text:style-name="P1"><text:span text:style-name="T3">1.</text:span><text:span text:style-name="T3"><text:tab/></text:span><text:span text:style-name="T4">A multitude comes from the east and the west</text:span><text:span text:style-name="T4"><text:line-break/></text:span><text:span text:style-name="T4">To sit at the feast of salvation</text:span><text:span text:style-name="T4"><text:line-break/></text:span><text:span text:style-name="T4">With Abraham, Isaac, and Jacob, the blest,</text:span><text:span text:style-name="T4"><text:line-break/></text:span><text:span text:style-name="T4">Obeying the Lord’s invitation.</text:span><text:span text:style-name="T4"><text:line-break/></text:span><text:span text:style-name="T4">Have mercy upon us, O Jesu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>
        <draw:frame draw:style-name="gr4" draw:text-style-name="P6" draw:layer="layout" svg:width="26.162cm" svg:height="7.874cm" svg:x="0.833cm" svg:y="0.984cm">
          <draw:text-box>
            <text:p text:style-name="P5"><text:span text:style-name="T3">2. </text:span><text:span text:style-name="T4">O God, let us hear when our Shepherd shall call</text:span></text:p>
            <text:p text:style-name="P5"><text:span text:style-name="T4">In accents persuasive and tender,</text:span></text:p>
            <text:p text:style-name="P5"><text:span text:style-name="T4">That while there is time we make haste, one and all,</text:span></text:p>
            <text:p text:style-name="P5"><text:span text:style-name="T4">And find Him, our mighty defender.</text:span></text:p>
            <text:p text:style-name="P5"><text:span text:style-name="T4">Have mercy upon us, O Jesu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>
        <draw:frame draw:style-name="gr4" draw:text-style-name="P7" draw:layer="layout" svg:width="25.908cm" svg:height="7.874cm" svg:x="1.016cm" svg:y="0.762cm">
          <draw:text-box>
            <text:p text:style-name="P5"><text:span text:style-name="T3">3. </text:span><text:span text:style-name="T4">All trials shall be like a dream that is past,</text:span></text:p>
            <text:p text:style-name="P5"><text:span text:style-name="T4">Forgotten all trouble and mourning.</text:span></text:p>
            <text:p text:style-name="P5"><text:span text:style-name="T5">All questions and doubts have been answered at last,</text:span></text:p>
            <text:p text:style-name="P5"><text:span text:style-name="T4">When rises the light of that morning.</text:span></text:p>
            <text:p text:style-name="P5"><text:span text:style-name="T4">Have mercy upon us, O Jesu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>
        <draw:frame draw:style-name="gr5" draw:text-style-name="P9" draw:layer="layout" svg:width="25.908cm" svg:height="12.911cm" svg:x="1.016cm" svg:y="0.762cm">
          <draw:text-box>
            <text:p text:style-name="P5"><text:span text:style-name="T3">4. </text:span><text:span text:style-name="T6">The heavens shall ring with an anthem more grand</text:span></text:p>
            <text:p text:style-name="P5"><text:span text:style-name="T6">Than eve</text:span><text:span text:style-name="T4">r on earth was recorded.</text:span></text:p>
            <text:p text:style-name="P5"><text:span text:style-name="T4">The blest of the Lord shall receive at His hand</text:span></text:p>
            <text:p text:style-name="P5"><text:span text:style-name="T4">The crown to the victors awarded.</text:span></text:p>
            <text:p text:style-name="P5"><text:span text:style-name="T4">Have mercy upon us, O Jesus!</text:span></text:p>
            <text:p text:style-name="P8"><text:span text:style-name="T7"/></text:p>
            <text:p text:style-name="P8"><text:span text:style-name="T7"><text:line-break/></text:span><text:span text:style-name="T7"> <text:s text:c="2"/></text:span><text:span text:style-name="T8"><text:s/></text:span><text:span text:style-name="T9">Public domain</text:span></text:p>
            <text:p text:style-name="P8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10-09T08:26:57.609000000</meta:creation-date>
    <dc:date>2019-01-19T20:40:36.516000000</dc:date>
    <meta:editing-duration>PT18M15S</meta:editing-duration>
    <meta:editing-cycles>6</meta:editing-cycles>
    <meta:generator>LibreOffice/6.1.3.2$Windows_X86_64 LibreOffice_project/86daf60bf00efa86ad547e59e09d6bb77c699acb</meta:generator>
    <meta:document-statistic meta:object-count="96"/>
  </office:meta>
</office:document-meta>
</file>